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</office:automatic-styles>
  <office:body>
    <office:text>
      <text:p text:style-name="P1"><text:span text:style-name="T1_1">Since</text:span><text:span text:style-name="T1_2"><text:s/></text:span><text:span text:style-name="T1_3">the</text:span><text:span text:style-name="T1_4"><text:s/></text:span><text:span text:style-name="T1_5">early</text:span><text:span text:style-name="T1_6"><text:s/></text:span><text:span text:style-name="T1_7">days</text:span><text:span text:style-name="T1_8"><text:s/></text:span><text:span text:style-name="T1_9">of</text:span><text:span text:style-name="T1_10"><text:s/></text:span><text:span text:style-name="T1_11">open</text:span><text:span text:style-name="T1_12"><text:s/></text:span><text:span text:style-name="T1_13">source</text:span><text:span text:style-name="T1_14">,<text:s/></text:span><text:span text:style-name="T1_15">programmers</text:span><text:span text:style-name="T1_16"><text:s/></text:span><text:span text:style-name="T1_17">have</text:span><text:span text:style-name="T1_18"><text:s/></text:span><text:span text:style-name="T1_19">struggled</text:span><text:span text:style-name="T1_20"><text:s/></text:span><text:span text:style-name="T1_21">to</text:span><text:span text:style-name="T1_22"><text:s/></text:span><text:span text:style-name="T1_23">make</text:span><text:span text:style-name="T1_24"><text:s/></text:span><text:span text:style-name="T1_25">the</text:span><text:span text:style-name="T1_26"><text:s/></text:span><text:span text:style-name="T1_27">distinction</text:span><text:span text:style-name="T1_28"><text:s/></text:span><text:span text:style-name="T1_29">between</text:span><text:span text:style-name="T1_30"><text:s/>“</text:span><text:span text:style-name="T1_31">free</text:span><text:span text:style-name="T1_32"><text:s/></text:span><text:span text:style-name="T1_33">as</text:span><text:span text:style-name="T1_34"><text:s/></text:span><text:span text:style-name="T1_35">in</text:span><text:span text:style-name="T1_36"><text:s/></text:span><text:span text:style-name="T1_37">beer</text:span><text:span text:style-name="T1_38">”<text:s/></text:span><text:span text:style-name="T1_39">and</text:span><text:span text:style-name="T1_40"><text:s/>“</text:span><text:span text:style-name="T1_41">free</text:span><text:span text:style-name="T1_42"><text:s/></text:span><text:span text:style-name="T1_43">as</text:span><text:span text:style-name="T1_44"><text:s/></text:span><text:span text:style-name="T1_45">in</text:span><text:span text:style-name="T1_46"><text:s/></text:span><text:span text:style-name="T1_47">speech</text:span><text:span text:style-name="T1_48">”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keep-with-next="always" fo:keep-together="always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>
      <style:paragraph-properties fo:break-before="auto" fo:line-height="115%" fo:keep-with-next="always" fo:keep-together="always" style:writing-mode="lr-tb"/>
      <style:text-properties fo:color="#999999" style:font-name="Trebuchet MS" style:font-name-asian="Trebuchet MS" style:font-name-complex="Trebuchet MS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